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F0000040ACD064989.png" manifest:media-type=""/>
  <manifest:file-entry manifest:full-path="Pictures/100000000000032B000002F679156112.png" manifest:media-type=""/>
  <manifest:file-entry manifest:full-path="Pictures/1000000000000319000004ADB1CAF5AC.png" manifest:media-type=""/>
  <manifest:file-entry manifest:full-path="Pictures/10000000000003050000012AB5C31C7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6.362cm" svg:height="6.307cm" svg:x="2.338cm" svg:y="0.993cm">
          <draw:image xlink:href="Pictures/10000000000003050000012AB5C31C71.png" xlink:type="simple" xlink:show="embed" xlink:actuate="onLoad">
            <text:p/>
          </draw:image>
        </draw:frame>
        <draw:frame draw:style-name="gr1" draw:text-style-name="P1" draw:layer="layout" svg:width="17.929cm" svg:height="21.887cm" svg:x="1.371cm" svg:y="7.3cm">
          <draw:image xlink:href="Pictures/100000000000034F0000040ACD064989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16.786cm" svg:height="25.338cm" svg:x="2.075cm" svg:y="2.378cm">
          <draw:image xlink:href="Pictures/1000000000000319000004ADB1CAF5AC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draw:layer="layout" svg:width="17.167cm" svg:height="16.045cm" svg:x="1.7cm" svg:y="2.255cm">
          <draw:image xlink:href="Pictures/100000000000032B000002F6791561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8T14:50:30.686960700</meta:creation-date>
    <dc:date>2014-04-08T15:32:55.437176543</dc:date>
    <meta:editing-duration>PT47S</meta:editing-duration>
    <meta:editing-cycles>1</meta:editing-cycles>
    <meta:document-statistic meta:object-count="4"/>
    <meta:generator>LibreOffice/4.1.3.2$Linux_X86_64 LibreOffice_project/410m0$Build-2</meta:generator>
  </office:meta>
</office:document-meta>
</file>